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7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56mm" fo:break-before="auto" style:use-optimal-row-height="true"/>
    </style:style>
    <style:style style:name="ro5" style:family="table-row">
      <style:table-row-properties style:row-height="16.53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6.3mm" fo:break-before="auto" style:use-optimal-row-height="true"/>
    </style:style>
    <style:style style:name="ro8" style:family="table-row">
      <style:table-row-properties style:row-height="12.33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ro11" style:family="table-row">
      <style:table-row-properties style:row-height="8.31mm" fo:break-before="auto" style:use-optimal-row-height="true"/>
    </style:style>
    <style:style style:name="ro12" style:family="table-row">
      <style:table-row-properties style:row-height="4.55mm" fo:break-before="auto" style:use-optimal-row-height="true"/>
    </style:style>
    <style:style style:name="ro13" style:family="table-row">
      <style:table-row-properties style:row-height="28.36mm" fo:break-before="auto" style:use-optimal-row-height="true"/>
    </style:style>
    <style:style style:name="ro14" style:family="table-row">
      <style:table-row-properties style:row-height="12.4mm" fo:break-before="auto" style:use-optimal-row-height="true"/>
    </style:style>
    <style:style style:name="ro15" style:family="table-row">
      <style:table-row-properties style:row-height="12.49mm" fo:break-before="auto" style:use-optimal-row-height="true"/>
    </style:style>
    <style:style style:name="ro16" style:family="table-row">
      <style:table-row-properties style:row-height="8.52mm" fo:break-before="auto" style:use-optimal-row-height="true"/>
    </style:style>
    <style:style style:name="ro17" style:family="table-row">
      <style:table-row-properties style:row-height="8.41mm" fo:break-before="auto" style:use-optimal-row-height="true"/>
    </style:style>
    <style:style style:name="ro18" style:family="table-row">
      <style:table-row-properties style:row-height="8.45mm" fo:break-before="auto" style:use-optimal-row-height="true"/>
    </style:style>
    <style:style style:name="ro19" style:family="table-row">
      <style:table-row-properties style:row-height="20.92mm" fo:break-before="auto" style:use-optimal-row-height="true"/>
    </style:style>
    <style:style style:name="ro20" style:family="table-row">
      <style:table-row-properties style:row-height="8.71mm" fo:break-before="auto" style:use-optimal-row-height="true"/>
    </style:style>
    <style:style style:name="ro21" style:family="table-row">
      <style:table-row-properties style:row-height="20.27mm" fo:break-before="auto" style:use-optimal-row-height="true"/>
    </style:style>
    <style:style style:name="ro22" style:family="table-row">
      <style:table-row-properties style:row-height="16.28mm" fo:break-before="auto" style:use-optimal-row-height="true"/>
    </style:style>
    <style:style style:name="ro23" style:family="table-row">
      <style:table-row-properties style:row-height="8.34mm" fo:break-before="auto" style:use-optimal-row-height="true"/>
    </style:style>
    <style:style style:name="ro24" style:family="table-row">
      <style:table-row-properties style:row-height="32.23mm" fo:break-before="auto" style:use-optimal-row-height="true"/>
    </style:style>
    <style:style style:name="ro25" style:family="table-row">
      <style:table-row-properties style:row-height="12.38mm" fo:break-before="auto" style:use-optimal-row-height="true"/>
    </style:style>
    <style:style style:name="ro26" style:family="table-row">
      <style:table-row-properties style:row-height="16.35mm" fo:break-before="auto" style:use-optimal-row-height="true"/>
    </style:style>
    <style:style style:name="ro27" style:family="table-row">
      <style:table-row-properties style:row-height="15.86mm" fo:break-before="auto" style:use-optimal-row-height="true"/>
    </style:style>
    <style:style style:name="ro28" style:family="table-row">
      <style:table-row-properties style:row-height="12.68mm" fo:break-before="auto" style:use-optimal-row-height="true"/>
    </style:style>
    <style:style style:name="ro29" style:family="table-row">
      <style:table-row-properties style:row-height="8.63mm" fo:break-before="auto" style:use-optimal-row-height="true"/>
    </style:style>
    <style:style style:name="ro30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bateau impérial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38.46" calcext:value-type="float">
            <text:p>38,46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ateau pirat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19.23" calcext:value-type="float">
            <text:p>19,23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6" calcext:value-type="float">
            <text:p>26</text:p>
          </table:table-cell>
          <table:table-cell table:style-name="ce5" table:formula="of:=SUM(['AA - Frequences'.C1:.C49])" office:value-type="float" office:value="99.99" calcext:value-type="float">
            <text:p>99,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ateau marchand</text:p>
          </table:table-cell>
          <table:table-cell office:value-type="float" office:value="7" calcext:value-type="float">
            <text:p>7</text:p>
          </table:table-cell>
          <table:table-cell table:style-name="ce3" table:formula="of:=ROUND ( (['AA - Frequences'.B3]/['AA - Frequences'.$E$2])*100 ; 2 )" office:value-type="float" office:value="26.92" calcext:value-type="float">
            <text:p>26,92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ateau 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5.38" calcext:value-type="float">
            <text:p>15,38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ateau Impérial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au impérial</text:p>
          </table:table-cell>
          <table:table-cell table:formula="of:=INDIRECT(CONCATENATE(&quot;$AA - Frequences.C&quot;;SHEET()-1))" office:value-type="float" office:value="38.46" calcext:value-type="float">
            <text:p>38,46</text:p>
          </table:table-cell>
          <table:table-cell table:formula="of:=INDIRECT(CONCATENATE(&quot;$AA - Frequences.A&quot;;SHEET()-1))" office:value-type="string" office:string-value="bateau impérial" calcext:value-type="string">
            <text:p>bateau impéri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ce7" office:value-type="string" calcext:value-type="string">
            <text:p>[combat]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office:value-type="string" calcext:value-type="string">
            <text:p>LaunchCombat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 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 office:value-type="string" calcext:value-type="string">
            <text:p>RemoveKarma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 office:value-type="string" calcext:value-type="string">
            <text:p>RemoveKarma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Node=&gt;bateau vide</text:p>
          </table:table-cell>
          <table:table-cell table:number-columns-repeated="7"/>
          <table:table-cell office:value-type="string" calcext:value-type="string">
            <text:p>OtherSpeak : je suis un bateau</text:p>
          </table:table-cell>
          <table:table-cell table:number-columns-repeated="1004"/>
        </table:table-row>
        <table:table-row table:style-name="ro7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8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10">
          <table:table-cell table:number-columns-repeated="7"/>
          <table:table-cell office:value-type="string" calcext:value-type="string">
            <text:p>Choice : Des marins !</text:p>
          </table:table-cell>
          <table:table-cell office:value-type="string" calcext:value-type="string">
            <text:p>Choice : De la bouffe !</text:p>
          </table:table-cell>
          <table:table-cell office:value-type="string" calcext:value-type="string">
            <text:p>Choice : Des armes !</text:p>
          </table:table-cell>
          <table:table-cell office:value-type="string" calcext:value-type="string">
            <text:p>Choice : Ça ira…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7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Je veux voir quelqu'un d'autre.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m'ennuie, un autre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est moche comme un poux.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K, j'le dis au patron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a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Je rappelle le chef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Node=&gt;choix</text:p>
          </table:table-cell>
          <table:table-cell/>
          <table:table-cell table:number-columns-repeated="2" office:value-type="string" calcext:value-type="string">
            <text:p>Node=&gt;choi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Node=&gt;choi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Voilà l'argent…</text:p>
          </table:table-cell>
          <table:table-cell/>
          <table:table-cell office:value-type="string" calcext:value-type="string">
            <text:p>Choice : Il en est hors de question.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Othe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hoice : (prendre le larg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eau Pirate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Bateau pirate</text:p>
          </table:table-cell>
          <table:table-cell table:formula="of:=INDIRECT(CONCATENATE(&quot;$AA - Frequences.C&quot;;SHEET()-1))" office:value-type="float" office:value="19.23" calcext:value-type="float">
            <text:p>19,23</text:p>
          </table:table-cell>
          <table:table-cell table:formula="of:=INDIRECT(CONCATENATE(&quot;$AA - Frequences.A&quot;;SHEET()-1))" office:value-type="string" office:string-value="bateau pirate" calcext:value-type="string">
            <text:p>bateau pirate</text:p>
          </table:table-cell>
          <table:table-cell table:number-columns-repeated="1021"/>
        </table:table-row>
        <table:table-row table:style-name="ro12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[arrivée bandit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 table:number-columns-repeated="1012"/>
        </table:table-row>
        <table:table-row table:style-name="ro14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office:value-type="string" calcext:value-type="string">
            <text:p>Node=&gt;bateau vide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15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2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Choice : Tenez…</text:p>
          </table:table-cell>
          <table:table-cell/>
          <table:table-cell office:value-type="string" calcext:value-type="string">
            <text:p>Choice : Plutôt mourir !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witch=&gt;payed ?</text:p>
          </table:table-cell>
          <table:table-cell/>
          <table:table-cell office:value-type="string" calcext:value-type="string">
            <text:p>Launch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CheckGold30</text:p>
          </table:table-cell>
          <table:table-cell office:value-type="string" calcext:value-type="string">
            <text:p>OtherSpeak : Vous vous foutez de moi ?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RemoveGold30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office:value-type="string" calcext:value-type="string">
            <text:p>Node=&gt;bateau vide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OtherSpeak : C'est très bien ça…</text:p>
          </table:table-cell>
          <table:table-cell office:value-type="string" calcext:value-type="string">
            <text:p>LaunchCombat</text:p>
          </table:table-cell>
          <table:table-cell table:number-columns-repeated="1022"/>
        </table:table-row>
        <table:table-row table:style-name="ro17">
          <table:table-cell office:value-type="string" calcext:value-type="string">
            <text:p>OtherSpeak : A la prochaine</text:p>
          </table:table-cell>
          <table:table-cell office:value-type="string" calcext:value-type="string">
            <text:p>bateau vide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Choice : Repartir</text:p>
          </table:table-cell>
          <table:table-cell office:value-type="string" calcext:value-type="string">
            <text:p>Choice : Se battre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bateau vi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eau 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au pirate</text:p>
          </table:table-cell>
          <table:table-cell table:formula="of:=INDIRECT(CONCATENATE(&quot;$AA - Frequences.C&quot;;SHEET()-1))" office:value-type="float" office:value="26.92" calcext:value-type="float">
            <text:p>26,92</text:p>
          </table:table-cell>
          <table:table-cell table:formula="of:=INDIRECT(CONCATENATE(&quot;$AA - Frequences.A&quot;;SHEET()-1))" office:value-type="string" office:string-value="bateau marchand" calcext:value-type="string">
            <text:p>bateau marchand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Narrator : Un petit bateau s'approche du NOMBATEAU. Il n'y a pas beaucoup de gens à bord mais 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0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1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17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5"/>
          <table:table-cell office:value-type="string" calcext:value-type="string">
            <text:p>caca</text:p>
          </table:table-cell>
          <table:table-cell table:number-columns-repeated="1005"/>
        </table:table-row>
        <table:table-row table:style-name="ro20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0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Le trésor de Bobby Dick ?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(partir)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22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Node=&gt;bobby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Au revoir !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Leave</text:p>
          </table:table-cell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 table:number-columns-repeated="7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1021"/>
        </table:table-row>
        <table:table-row table:style-name="ro23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22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23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17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23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17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eau 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au pirate</text:p>
          </table:table-cell>
          <table:table-cell table:formula="of:=INDIRECT(CONCATENATE(&quot;$AA - Frequences.C&quot;;SHEET()-1))" office:value-type="float" office:value="15.38" calcext:value-type="float">
            <text:p>15,38</text:p>
          </table:table-cell>
          <table:table-cell table:formula="of:=INDIRECT(CONCATENATE(&quot;$AA - Frequences.A&quot;;SHEET()-1))" office:value-type="string" office:string-value="bateau radeau" calcext:value-type="string">
            <text:p>bateau radeau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4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17">
          <table:table-cell table:style-name="ce8" office:value-type="string" calcext:value-type="string">
            <text:p>Choice : (tracer sa route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17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7">
          <table:table-cell table:style-name="ce7" office:value-type="string" calcext:value-type="string">
            <text:p>[naufragé]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1021"/>
        </table:table-row>
        <table:table-row table:style-name="ro25"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1021"/>
        </table:table-row>
        <table:table-row table:style-name="ro26">
          <table:table-cell office:value-type="string" calcext:value-type="string">
            <text:p>OtherSpeak : Ça fait des jours que je ne mange que des méduses !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25">
          <table:table-cell office:value-type="string" calcext:value-type="string">
            <text:p>OtherSpeak : Emmenez moi avec vous, je vous en prie !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[dialogue]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Choice : Monte !</text:p>
          </table:table-cell>
          <table:table-cell office:value-type="string" calcext:value-type="string">
            <text:p>Choice : Donne nous tout ce que tu as ou on te croque la bite.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Choice : Tiens.</text:p>
          </table:table-cell>
          <table:table-cell/>
          <table:table-cell office:value-type="string" calcext:value-type="string">
            <text:p>Choice : Non continue à manger des méduses.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de=&gt;debu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Choice : Rien à foutre</text:p>
          </table:table-cell>
          <table:table-cell/>
          <table:table-cell office:value-type="string" calcext:value-type="string">
            <text:p>Choice : Mon couillon t'es en vaine : On s'en v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…</text:p>
          </table:table-cell>
          <table:table-cell table:number-columns-repeated="1021"/>
        </table:table-row>
        <table:table-row table:style-name="ro25"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de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Choice : (continuer sa route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9">
          <table:table-cell/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28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8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28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29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0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1:49:57.1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1:33:02.702000000</dc:date>
    <meta:editing-duration>P3DT7H38M16S</meta:editing-duration>
    <meta:editing-cycles>443</meta:editing-cycles>
    <meta:generator>LibreOffice/5.1.6.2$Windows_x86 LibreOffice_project/07ac168c60a517dba0f0d7bc7540f5afa45f0909</meta:generator>
    <meta:document-statistic meta:table-count="5" meta:cell-count="481" meta:object-count="0"/>
  </office:meta>
</office:document-meta>
</file>